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AttributesConverter.BorderAttributes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rderAttributesConverter.makeBorder( CommonBorderPaddingBackground border , int side , RtfAttributes attributes , String controlWo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orderAttributesConverter.convertAttributetoRtf( int iBorderSty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